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rbyMaxValueIncrementer.getDumm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MaxValueIncrementer.setDummyName( String dumm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MaxValueIncrementer.getIncremen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MaxValueIncrementer.getIdentity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byMaxValueIncrementer.DerbyMaxValueIncrementer( DataSource dataSource , String incrementerName , String columnName , String dumm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byMaxValueIncrementer.DerbyMaxValueIncrementer( DataSource dataSource , String incrementerName ,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rbyMaxValueIncrementer.Derby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